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-01-30 22:20:51.896 HAXM installation[2546:330505] Copy Rights Failed: -60006</text:p>
      <text:p text:style-name="Standard">2019-01-30 22:20:51.896 HAXM installation[2546:330505] Cannot grant admin right for HAXM installation!</text:p>
      <text:p text:style-name="Standard">HAXM installation failed. To install HAXM follow the instructions found at: https://software.intel.com/android/articles/installation-instructions-for-intel-hardware-accelerated-execution-manager-mac-os-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1-30T22:21:38</meta:creation-date>
    <meta:document-statistic meta:table-count="0" meta:image-count="0" meta:object-count="0" meta:page-count="1" meta:paragraph-count="3" meta:word-count="31" meta:character-count="386"/>
    <dc:date>2019-01-30T22:36:08</dc:date>
    <dc:creator>Máximo Meza</dc:creator>
    <meta:editing-duration>PT14M31S</meta:editing-duration>
    <meta:editing-cycles>1</meta:editing-cycles>
    <meta:generator>OpenOffice/4.1.6$Unix OpenOffice.org_project/416m1$Build-9790</meta:generator>
  </office:meta>
</office:document-meta>
</file>